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.59cm" fo:min-width="1.34cm"/>
    </style:style>
    <style:style style:name="gr2" style:family="graphic" style:parent-style-name="standard">
      <style:graphic-properties draw:fill-color="#0066b3" draw:textarea-horizontal-align="justify" draw:textarea-vertical-align="middle" draw:auto-grow-height="false" fo:min-height="1.59cm" fo:min-width="1.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6" style:family="graphic" style:parent-style-name="standard">
      <style:graphic-properties draw:stroke="none" svg:stroke-color="#000000" draw:fill="none" draw:fill-color="#ffffff" fo:min-height="1.246cm"/>
    </style:style>
    <style:style style:name="gr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_32__20_Dots_20_1_20_Dash" draw:marker-start="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093cm"/>
    </style:style>
    <style:style style:name="gr10" style:family="graphic" style:parent-style-name="standard">
      <style:graphic-properties draw:stroke="none" svg:stroke-color="#000000" draw:fill="none" draw:fill-color="#ffffff" fo:min-height="2.271cm"/>
    </style:style>
    <style:style style:name="gr11" style:family="graphic" style:parent-style-name="standard">
      <style:graphic-properties draw:fill-color="#ed1c24" draw:textarea-horizontal-align="justify" draw:textarea-vertical-align="middle" draw:auto-grow-height="false" fo:min-height="1.59cm" fo:min-width="1.34cm"/>
    </style:style>
    <style:style style:name="gr12" style:family="graphic" style:parent-style-name="objectwithoutfill">
      <style:graphic-properties draw:stroke="solid" draw:stroke-dash="_32__20_Dots_20_1_20_Dash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style:text-position="0% 100%" fo:font-size="22pt" style:font-size-asian="22pt" style:font-size-complex="22pt"/>
    </style:style>
    <style:style style:name="P3" style:family="paragraph">
      <loext:graphic-properties draw:fill-color="#0066b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7" style:family="paragraph">
      <loext:graphic-properties draw:fill="none" draw:fill-color="#ffffff"/>
      <style:text-properties fo:color="#808080"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1" style:family="paragraph">
      <style:text-properties style:text-position="0% 100%"/>
    </style:style>
    <style:style style:name="P12" style:family="paragraph">
      <loext:graphic-properties draw:fill="none" draw:fill-color="#ffffff"/>
      <style:text-properties fo:color="#ffffff" style:text-position="0% 100%" fo:font-size="26pt" style:font-size-asian="26pt" style:font-size-complex="26pt"/>
    </style:style>
    <style:style style:name="T1" style:family="text">
      <style:text-properties style:text-position="0% 100%" style:font-name="Liberation Sans1" fo:font-size="22pt" style:font-name-asian="Liberation Sans1" style:font-size-asian="22pt" style:font-name-complex="Liberation Sans1" style:font-size-complex="22pt"/>
    </style:style>
    <style:style style:name="T2" style:family="text">
      <style:text-properties style:text-position="-33% 58%" style:font-name="Liberation Sans1" fo:font-size="22pt" style:font-name-asian="Liberation Sans1" style:font-size-asian="22pt" style:font-name-complex="Liberation Sans1" style:font-size-complex="22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text-position="-33% 58%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ffffff" style:font-name="Liberation Sans1" fo:font-size="22pt" style:font-name-asian="Liberation Sans1" style:font-size-asian="22pt" style:font-name-complex="Liberation Sans1" style:font-size-complex="22pt"/>
    </style:style>
    <style:style style:name="T6" style:family="text">
      <style:text-properties fo:color="#ffffff" style:text-position="-33% 58%" style:font-name="Liberation Sans1" fo:font-size="22pt" style:font-name-asian="Liberation Sans1" style:font-size-asian="22pt" style:font-name-complex="Liberation Sans1" style:font-size-complex="22pt"/>
    </style:style>
    <style:style style:name="T7" style:family="text">
      <style:text-properties fo:color="#808080" fo:font-size="24pt" style:font-size-asian="24pt" style:font-size-complex="24pt"/>
    </style:style>
    <style:style style:name="T8" style:family="text">
      <style:text-properties fo:color="#808080" style:text-position="-33% 58%" fo:font-size="24pt" style:font-size-asian="24pt" style:font-size-complex="24pt"/>
    </style:style>
    <style:style style:name="T9" style:family="text">
      <style:text-properties fo:color="#808080" style:text-position="0% 100%"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position="-33% 58%" fo:font-size="26pt" style:font-size-asian="26pt" style:font-size-complex="26pt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color="#ffffff" style:text-position="-33% 58%" fo:font-size="26pt" style:font-size-asian="26pt" style:font-size-complex="26pt"/>
    </style:style>
    <style:style style:name="T14" style:family="text">
      <style:text-properties fo:color="#ffffff" style:text-position="0% 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cm" svg:height="2.6cm" svg:x="9.4cm" svg:y="1.7cm">
          <text:p text:style-name="P1"><text:span text:style-name="T1">S</text:span><text:span text:style-name="T2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" draw:id="id2" draw:layer="layout" svg:width="2.6cm" svg:height="2.6cm" svg:x="5.1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3" draw:id="id3" draw:layer="layout" svg:width="2.6cm" svg:height="2.6cm" svg:x="14.1cm" svg:y="8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9.8cm" svg:y1="3.9cm" svg:x2="7.4cm" svg:y2="9.1cm">
          <text:p/>
        </draw:line>
        <draw:line draw:style-name="gr3" draw:text-style-name="P4" draw:layer="layout" svg:x1="11.7cm" svg:y1="3.9cm" svg:x2="14.4cm" svg:y2="9cm">
          <text:p/>
        </draw:line>
        <draw:line draw:style-name="gr3" draw:text-style-name="P4" xml:id="id5" draw:id="id5" draw:layer="layout" svg:x1="14.5cm" svg:y1="11cm" svg:x2="14.6cm" svg:y2="16.1cm">
          <text:p/>
        </draw:line>
        <draw:line draw:style-name="gr3" draw:text-style-name="P4" xml:id="id6" draw:id="id6" draw:layer="layout" svg:x1="16.4cm" svg:y1="11cm" svg:x2="16.3cm" svg:y2="16.3cm">
          <text:p/>
        </draw:line>
        <draw:frame draw:style-name="gr4" draw:text-style-name="P5" draw:layer="layout" svg:width="1.5cm" svg:height="1.8cm" svg:x="13.3cm" svg:y="5cm">
          <draw:text-box>
            <text:p><text:span text:style-name="T3">a</text:span><text:span text:style-name="T4">2</text:span></text:p>
          </draw:text-box>
        </draw:frame>
        <draw:frame draw:style-name="gr5" draw:text-style-name="P6" draw:layer="layout" svg:width="1.347cm" svg:height="2.173cm" svg:x="5.853cm" svg:y="9.281cm">
          <draw:text-box>
            <text:p><text:span text:style-name="T5">S</text:span><text:span text:style-name="T6">1</text:span></text:p>
          </draw:text-box>
        </draw:frame>
        <draw:frame draw:style-name="gr5" draw:text-style-name="P6" draw:layer="layout" svg:width="1.6cm" svg:height="2.173cm" svg:x="14.9cm" svg:y="9.3cm">
          <draw:text-box>
            <text:p><text:span text:style-name="T5">S</text:span><text:span text:style-name="T6">2</text:span></text:p>
          </draw:text-box>
        </draw:frame>
        <draw:frame draw:style-name="gr6" draw:text-style-name="P5" draw:layer="layout" svg:width="2.4cm" svg:height="1.496cm" svg:x="4.172cm" svg:y="11.397cm">
          <draw:text-box>
            <text:p><text:span text:style-name="T3">a</text:span><text:span text:style-name="T4">1</text:span></text:p>
          </draw:text-box>
        </draw:frame>
        <draw:frame draw:style-name="gr6" draw:text-style-name="P5" draw:layer="layout" svg:width="2.4cm" svg:height="1.496cm" svg:x="7.6cm" svg:y="10.9cm">
          <draw:text-box>
            <text:p><text:span text:style-name="T3">a</text:span><text:span text:style-name="T4">2</text:span></text:p>
          </draw:text-box>
        </draw:frame>
        <draw:frame draw:style-name="gr6" draw:text-style-name="P5" draw:layer="layout" svg:width="2.4cm" svg:height="1.496cm" svg:x="13.4cm" svg:y="10.6cm">
          <draw:text-box>
            <text:p><text:span text:style-name="T3">a</text:span><text:span text:style-name="T4">1</text:span></text:p>
          </draw:text-box>
        </draw:frame>
        <draw:frame draw:style-name="gr6" draw:text-style-name="P5" draw:layer="layout" svg:width="2.4cm" svg:height="1.496cm" svg:x="16.3cm" svg:y="10.804cm">
          <draw:text-box>
            <text:p><text:span text:style-name="T3">a</text:span><text:span text:style-name="T4">2</text:span></text:p>
          </draw:text-box>
        </draw:frame>
        <draw:connector draw:style-name="gr7" draw:text-style-name="P4" draw:layer="layout" draw:type="curve" svg:x1="11.62cm" svg:y1="3.92cm" svg:x2="7.7cm" svg:y2="10cm" draw:start-shape="id1" draw:start-glue-point="9" draw:end-shape="id2" draw:end-glue-point="10" svg:d="M11620 3920c0 4054-1306 6080-3920 6080" svg:viewBox="0 0 3921 6081">
          <text:p/>
        </draw:connector>
        <draw:connector draw:style-name="gr8" draw:text-style-name="P4" draw:layer="layout" draw:type="curve" svg:x1="9.78cm" svg:y1="3.92cm" svg:x2="14.1cm" svg:y2="10cm" draw:start-shape="id1" draw:start-glue-point="7" draw:end-shape="id3" draw:end-glue-point="6" svg:d="M9780 3920c0 4054 1440 6080 4320 6080" svg:viewBox="0 0 4321 6081">
          <text:p/>
        </draw:connector>
        <draw:frame draw:style-name="gr9" draw:text-style-name="P7" draw:layer="layout" svg:width="4.2cm" svg:height="2.343cm" svg:x="9.1cm" svg:y="7.9cm">
          <draw:text-box>
            <text:p><text:span text:style-name="T7">P</text:span><text:span text:style-name="T8">rare</text:span><text:span text:style-name="T8"> </text:span><text:span text:style-name="T9">= </text:span><text:span text:style-name="T9">0.3</text:span></text:p>
          </draw:text-box>
        </draw:frame>
        <draw:frame draw:style-name="gr10" draw:text-style-name="P8" draw:layer="layout" svg:width="1.6cm" svg:height="2.521cm" svg:x="7.4cm" svg:y="4.9cm">
          <draw:text-box>
            <text:p><text:span text:style-name="T10">a</text:span><text:span text:style-name="T11">1</text:span></text:p>
          </draw:text-box>
        </draw:frame>
        <draw:custom-shape draw:style-name="gr11" draw:text-style-name="P9" xml:id="id4" draw:id="id4" draw:layer="layout" svg:width="2.6cm" svg:height="2.6cm" svg:x="5.3cm" svg:y="1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9" xml:id="id7" draw:id="id7" draw:layer="layout" svg:width="2.6cm" svg:height="2.6cm" svg:x="14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draw:layer="layout" draw:type="curve" svg:x1="7.402cm" svg:y1="11.254cm" svg:x2="7.52cm" svg:y2="16.28cm" draw:end-shape="id4" draw:end-glue-point="11" svg:d="M7402 11254c0 3109 118 597 118 5026" svg:viewBox="0 0 119 5027">
          <text:p/>
        </draw:connector>
        <draw:connector draw:style-name="gr7" draw:text-style-name="P4" draw:layer="layout" draw:type="curve" svg:x1="5.454cm" svg:y1="11.254cm" svg:x2="5.68cm" svg:y2="16.28cm" draw:end-shape="id4" draw:end-glue-point="5" svg:d="M5454 11254c0 3109 226 597 226 5026" svg:viewBox="0 0 227 5027">
          <text:p/>
        </draw:connector>
        <draw:connector draw:style-name="gr7" draw:text-style-name="P4" draw:layer="layout" draw:type="curve" svg:x1="14.55cm" svg:y1="11cm" svg:x2="7.9cm" svg:y2="17.2cm" draw:start-shape="id5" draw:start-glue-point="0" draw:end-shape="id4" draw:end-glue-point="10" svg:d="M14550 11000c0-751-1689-627-2125 1111s383 5089-4525 5089" svg:viewBox="0 0 6651 6638">
          <text:p/>
        </draw:connector>
        <draw:connector draw:style-name="gr7" draw:text-style-name="P4" draw:layer="layout" draw:type="curve" draw:line-skew="0.889cm 0.426cm" svg:x1="16.35cm" svg:y1="11cm" svg:x2="7.9cm" svg:y2="17.2cm" draw:start-shape="id6" draw:start-glue-point="0" draw:end-shape="id4" draw:end-glue-point="10" svg:d="M16350 11000c0 582-1947 484-2351 1889s735 4311-6099 4311" svg:viewBox="0 0 8451 6201">
          <text:p/>
        </draw:connector>
        <draw:connector draw:style-name="gr12" draw:text-style-name="P4" draw:layer="layout" draw:type="curve" svg:x1="7.32cm" svg:y1="10.92cm" svg:x2="14cm" svg:y2="17.3cm" draw:start-shape="id2" draw:start-glue-point="9" draw:end-shape="id7" draw:end-glue-point="6" svg:d="M7320 10920c5296 0 1957 6380 6680 6380" svg:viewBox="0 0 6681 6381">
          <text:p/>
        </draw:connector>
        <draw:connector draw:style-name="gr12" draw:text-style-name="P4" draw:layer="layout" draw:type="curve" draw:line-skew="-1.065cm" svg:x1="5.48cm" svg:y1="10.992cm" svg:x2="14cm" svg:y2="17.3cm" draw:end-shape="id7" svg:d="M5480 10992c4417 0 158 6308 8520 6308" svg:viewBox="0 0 8521 6309">
          <text:p/>
        </draw:connector>
        <draw:frame draw:style-name="gr13" draw:text-style-name="P10" draw:layer="layout" svg:width="1.497cm" svg:height="1.496cm" svg:x="5.7cm" svg:y="16.404cm">
          <draw:text-box>
            <text:p><text:span text:style-name="T12">S</text:span><text:span text:style-name="T13">R</text:span></text:p>
          </draw:text-box>
        </draw:frame>
        <draw:frame draw:style-name="gr13" draw:text-style-name="P12" draw:layer="layout" svg:width="1.878cm" svg:height="1.496cm" svg:x="14.403cm" svg:y="16.404cm">
          <draw:text-box>
            <text:p text:style-name="P11"><text:span text:style-name="T14">S</text:span><text:span text:style-name="T13">N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8:17:48.041246810</meta:creation-date>
    <dc:date>2019-09-08T23:33:47.545291063</dc:date>
    <meta:editing-duration>PT20M22S</meta:editing-duration>
    <meta:editing-cycles>6</meta:editing-cycles>
    <meta:generator>LibreOffice/6.0.7.3$Linux_X86_64 LibreOffice_project/00m0$Build-3</meta:generator>
    <meta:document-statistic meta:object-count="28"/>
  </office:meta>
</office:document-meta>
</file>